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B0000042B4373CE3321A0595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/>
    <style:font-face style:name="DejaVu Sans" svg:font-family="'DejaVu Sans'" style:font-family-generic="system" style:font-pitch="variable"/>
    <style:font-face style:name="Government Agent BB" svg:font-family="'Government Agent BB'" style:font-pitch="variable"/>
    <style:font-face style:name="Government Agent BB1" svg:font-family="'Government Agent B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JP" svg:font-family="'Noto Sans Mono CJK JP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1b1918" draw:stroke-linejoin="miter" svg:stroke-linecap="butt" draw:fill="solid" draw:fill-color="#04164a" fo:padding-top="0.135cm" fo:padding-bottom="0.135cm" fo:padding-left="0.26cm" fo:padding-right="0.26cm" draw:shadow="hidden"/>
    </style:style>
    <style:style style:name="gr2" style:family="graphic" style:parent-style-name="standard">
      <style:graphic-properties draw:stroke="none" draw:fill="solid" draw:fill-color="#333333" draw:shadow="hidden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4164a"/>
    </style:style>
    <style:style style:name="P2" style:family="paragraph">
      <loext:graphic-properties draw:fill="solid" draw:fill-color="#04164a"/>
      <style:paragraph-properties fo:text-align="end"/>
    </style:style>
    <style:style style:name="P3" style:family="paragraph">
      <loext:graphic-properties draw:fill="solid" draw:fill-color="#333333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ath draw:style-name="gr1" draw:text-style-name="P1" draw:layer="layout" svg:width="54.325cm" svg:height="76.041cm" svg:x="83.151cm" svg:y="3.015cm" svg:viewBox="0 0 54326 76042" svg:d="M0 27183c7754-1180 8496-10300 6968-23800l10633-3383c1650 3042 16588 3503 19217 136l10539 3270c-2061 16144-526 22728 6647 23613-2451 14070-1549 30689 322 48043-17986 1226-36080 1386-54326 0 1885-17734 2581-34349 0-47879z">
          <text:p/>
        </draw:path>
        <draw:path draw:style-name="gr1" draw:text-style-name="P2" draw:layer="layout" svg:width="54.084cm" svg:height="71.539cm" svg:x="22.682cm" svg:y="14.76cm" svg:viewBox="0 0 54085 71540" svg:d="M0 22746c7152-1610 8050-7208 7175-19605l10667-3141c819 6814 2482 10248 9034 10309 6624 61 7971-3379 9270-10277l11001 3203c-1378 14455 209 17871 6618 19491-2440 13231-1542 31573 320 47892-17907 1153-35919 1304-54085 0 1876-16676 2570-35149 0-47872z">
          <text:p/>
        </draw:path>
        <draw:path draw:style-name="gr1" draw:text-style-name="P1" draw:layer="layout" svg:width="40.148cm" svg:height="25.284cm" svg:x="87.29cm" svg:y="88.582cm" svg:viewBox="0 0 40149 25285" svg:d="M0 12432l2513 10233-495 2620 35936-106-602-2373 2797-10445c-1583-111-3412-1550-5131-3529-2632-3032-3796-5549-7768-7554-1783-900-3893-1306-7470-1276-4089 36-6130 575-7834 1683-3051 1983-4646 4575-6907 7172-1597 1835-3208 3120-5039 3575z">
          <text:p/>
        </draw:path>
        <draw:path draw:style-name="gr1" draw:text-style-name="P1" draw:layer="layout" svg:width="40.148cm" svg:height="25.284cm" svg:x="28.557cm" svg:y="88.582cm" svg:viewBox="0 0 40149 25285" svg:d="M0 12432l2513 10233-495 2620 35936-106-602-2373 2797-10445c-1583-111-3412-1550-5131-3529-2632-3032-3796-5549-7768-7554-1783-900-3893-1306-7470-1276-4089 36-6130 575-7834 1683-3051 1983-4646 4575-6907 7172-1597 1835-3208 3120-5039 3575z">
          <text:p/>
        </draw:path>
        <draw:polygon draw:style-name="gr2" draw:text-style-name="P3" draw:layer="layout" svg:width="35.958cm" svg:height="3.536cm" svg:x="30.575cm" svg:y="113.866cm" svg:viewBox="0 0 35959 3537" draw:points="0,0 0,3537 35959,3537 35959,0">
          <text:p/>
        </draw:polygon>
        <draw:polygon draw:style-name="gr2" draw:text-style-name="P3" draw:layer="layout" svg:width="35.958cm" svg:height="3.536cm" svg:x="89.556cm" svg:y="113.866cm" svg:viewBox="0 0 35959 3537" draw:points="0,0 0,3537 35959,3537 35959,0">
          <text:p/>
        </draw:polygon>
        <draw:path draw:style-name="gr2" draw:text-style-name="P3" draw:layer="layout" svg:width="21.347cm" svg:height="12.75cm" svg:x="39.026cm" svg:y="14.169cm" svg:viewBox="0 0 21348 12751" svg:d="M2078 0c-159 13094 16389 13369 17002 277l2268 796c-1410 14588-19519 16539-21348-41z">
          <text:p/>
        </draw:path>
        <draw:frame draw:style-name="gr3" draw:text-style-name="P4" draw:layer="layout" svg:width="1.999cm" svg:height="0.999cm" svg:x="70.702cm" svg:y="108.2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5.24cm" svg:height="15.24cm" svg:x="52.705cm" svg:y="28.257cm">
          <draw:image xlink:href="Pictures/100000010000042B0000042B4373CE3321A0595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/>
    <style:font-face style:name="DejaVu Sans" svg:font-family="'DejaVu Sans'" style:font-family-generic="system" style:font-pitch="variable"/>
    <style:font-face style:name="Government Agent BB" svg:font-family="'Government Agent BB'" style:font-pitch="variable"/>
    <style:font-face style:name="Government Agent BB1" svg:font-family="'Government Agent B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JP" svg:font-family="'Noto Sans Mono CJK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Filled_20_Yellow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8.9cm" fo:page-height="12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7T08:27:21.640993457</dc:date>
    <meta:editing-duration>PT8M38S</meta:editing-duration>
    <meta:editing-cycles>1</meta:editing-cycles>
    <meta:document-statistic meta:object-count="9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/>
</file>